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06aa" officeooo:paragraph-rsid="001006aa"/>
    </style:style>
    <style:style style:name="P2" style:family="paragraph" style:parent-style-name="Standard">
      <style:text-properties officeooo:rsid="00104436" officeooo:paragraph-rsid="00104436"/>
    </style:style>
    <style:style style:name="P3" style:family="paragraph" style:parent-style-name="Standard">
      <style:text-properties officeooo:rsid="0010fb33" officeooo:paragraph-rsid="0010fb33"/>
    </style:style>
    <style:style style:name="P4" style:family="paragraph" style:parent-style-name="Standard">
      <style:text-properties officeooo:rsid="0012adbd" officeooo:paragraph-rsid="0012adbd"/>
    </style:style>
    <style:style style:name="P5" style:family="paragraph" style:parent-style-name="Standard">
      <style:text-properties officeooo:rsid="00145928" officeooo:paragraph-rsid="00145928"/>
    </style:style>
    <style:style style:name="P6" style:family="paragraph" style:parent-style-name="Standard">
      <style:text-properties officeooo:rsid="0015bf47" officeooo:paragraph-rsid="0015bf47"/>
    </style:style>
    <style:style style:name="P7" style:family="paragraph" style:parent-style-name="Standard">
      <style:text-properties officeooo:rsid="00145928" officeooo:paragraph-rsid="001b55a3"/>
    </style:style>
    <style:style style:name="P8" style:family="paragraph" style:parent-style-name="Standard">
      <style:text-properties officeooo:rsid="00171417" officeooo:paragraph-rsid="00145928"/>
    </style:style>
    <style:style style:name="P9" style:family="paragraph" style:parent-style-name="Standard">
      <style:text-properties officeooo:rsid="00171417" officeooo:paragraph-rsid="001b55a3"/>
    </style:style>
    <style:style style:name="P10" style:family="paragraph" style:parent-style-name="Standard">
      <style:text-properties officeooo:rsid="0015f6d2" officeooo:paragraph-rsid="001b55a3"/>
    </style:style>
    <style:style style:name="P11" style:family="paragraph" style:parent-style-name="Standard">
      <style:text-properties officeooo:rsid="0015bf47" officeooo:paragraph-rsid="0015bf47"/>
    </style:style>
    <style:style style:name="P12" style:family="paragraph" style:parent-style-name="Standard">
      <style:text-properties officeooo:rsid="001daacb" officeooo:paragraph-rsid="001daacb"/>
    </style:style>
    <style:style style:name="P13" style:family="paragraph" style:parent-style-name="Standard">
      <style:text-properties officeooo:rsid="001ea94e" officeooo:paragraph-rsid="001ea94e"/>
    </style:style>
    <style:style style:name="P14" style:family="paragraph" style:parent-style-name="Standard">
      <style:text-properties officeooo:rsid="002203dd" officeooo:paragraph-rsid="002203dd"/>
    </style:style>
    <style:style style:name="P15" style:family="paragraph" style:parent-style-name="Standard">
      <style:text-properties officeooo:rsid="0023a0da" officeooo:paragraph-rsid="0023a0da"/>
    </style:style>
    <style:style style:name="P16" style:family="paragraph" style:parent-style-name="Standard">
      <style:text-properties officeooo:rsid="002419e1" officeooo:paragraph-rsid="002419e1"/>
    </style:style>
    <style:style style:name="P17" style:family="paragraph" style:parent-style-name="Standard">
      <style:text-properties officeooo:rsid="00255337" officeooo:paragraph-rsid="00255337"/>
    </style:style>
    <style:style style:name="P18" style:family="paragraph" style:parent-style-name="Standard">
      <style:text-properties officeooo:rsid="00267f32" officeooo:paragraph-rsid="00267f32"/>
    </style:style>
    <style:style style:name="P19" style:family="paragraph" style:parent-style-name="Standard">
      <style:text-properties officeooo:rsid="0027bc74" officeooo:paragraph-rsid="0027bc74"/>
    </style:style>
    <style:style style:name="P20" style:family="paragraph" style:parent-style-name="Standard">
      <style:text-properties officeooo:rsid="00131268" officeooo:paragraph-rsid="0012adb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810ab" officeooo:paragraph-rsid="002810ab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2810ab" officeooo:paragraph-rsid="002810ab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2904d4" officeooo:paragraph-rsid="002904d4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2905e7" officeooo:paragraph-rsid="002905e7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29abdd" officeooo:paragraph-rsid="0029abdd" style:font-weight-asian="normal" style:font-weight-complex="normal"/>
    </style:style>
    <style:style style:name="T1" style:family="text">
      <style:text-properties officeooo:rsid="00104436"/>
    </style:style>
    <style:style style:name="T2" style:family="text">
      <style:text-properties officeooo:rsid="0010fb33"/>
    </style:style>
    <style:style style:name="T3" style:family="text">
      <style:text-properties officeooo:rsid="0012adbd"/>
    </style:style>
    <style:style style:name="T4" style:family="text">
      <style:text-properties officeooo:rsid="00131268"/>
    </style:style>
    <style:style style:name="T5" style:family="text">
      <style:text-properties officeooo:rsid="001698b2"/>
    </style:style>
    <style:style style:name="T6" style:family="text">
      <style:text-properties officeooo:rsid="00187c8e"/>
    </style:style>
    <style:style style:name="T7" style:family="text">
      <style:text-properties officeooo:rsid="0018fb8d"/>
    </style:style>
    <style:style style:name="T8" style:family="text">
      <style:text-properties officeooo:rsid="0019888a"/>
    </style:style>
    <style:style style:name="T9" style:family="text">
      <style:text-properties officeooo:rsid="001a5c7e"/>
    </style:style>
    <style:style style:name="T10" style:family="text">
      <style:text-properties officeooo:rsid="001b55a3"/>
    </style:style>
    <style:style style:name="T11" style:family="text">
      <style:text-properties officeooo:rsid="001ba512"/>
    </style:style>
    <style:style style:name="T12" style:family="text">
      <style:text-properties officeooo:rsid="001c8fd8"/>
    </style:style>
    <style:style style:name="T13" style:family="text">
      <style:text-properties officeooo:rsid="001daacb"/>
    </style:style>
    <style:style style:name="T14" style:family="text">
      <style:text-properties officeooo:rsid="0020159b"/>
    </style:style>
    <style:style style:name="T15" style:family="text">
      <style:text-properties officeooo:rsid="0023a0da"/>
    </style:style>
    <style:style style:name="T16" style:family="text">
      <style:text-properties officeooo:rsid="002904d4"/>
    </style:style>
    <style:style style:name="T17" style:family="text">
      <style:text-properties officeooo:rsid="002905e7"/>
    </style:style>
    <style:style style:name="T18" style:family="text">
      <style:text-properties officeooo:rsid="0029a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Andrino (analista programador)</text:p>
      <text:p text:style-name="P1">- interv<text:span text:style-name="T2">en</text:span> <text:span text:style-name="T2">n</text:span>as fases inicia<text:span text:style-name="T2">les</text:span> d<text:span text:style-name="T2">o</text:span> proxecto.</text:p>
      <text:p text:style-name="P1">- realiza as especificacións, tanto xerais como detalladas, das necesidades ou problemas do cliente.</text:p>
      <text:p text:style-name="P1">- traduce os requisitos do cliente en especificacións técnicas.</text:p>
      <text:p text:style-name="P1"/>
      <text:p text:style-name="P1">Emma (arquitecta de software)</text:p>
      <text:p text:style-name="P1">- toma decisións técnicas como a elección das ferramentas de desenvolvemento, as tecnoloxias, patróns de deseño e a organización dos compoñentes de sortware.</text:p>
      <text:p text:style-name="P1">- crea documentación técnica ca estructura do sistema, os fluxos de datos e como interactuan os módulos.</text:p>
      <text:p text:style-name="P1">- garanti<text:span text:style-name="T1">e</text:span> que a arquitectura sexa escalable, robusta e cumpra cos requisitos non funcionais, como</text:p>
      <text:p text:style-name="P1">o rendemento e a seguridade.</text:p>
      <text:p text:style-name="P1"/>
      <text:p text:style-name="P2">Manuela e Dimas (programadores)</text:p>
      <text:p text:style-name="P2">- implementan o software en función da documentación dada polo analista e o arquitecto.</text:p>
      <text:p text:style-name="P2">- poden contribuir a documentación técnica dando información sobre o código fonte que desenvolveron poñendo comentarios de como funcionan partes específicas do software.</text:p>
      <text:p text:style-name="P2">- deben facer probas unitarias, implementar novas funcionalidades e facer o mantemento das aplicacións.</text:p>
      <text:p text:style-name="P2">- teñe que coñecer en profundidade a linguaxe de programación.</text:p>
      <text:p text:style-name="P2"/>
      <text:p text:style-name="P2"/>
      <text:p text:style-name="P2">2.</text:p>
      <text:p text:style-name="P3">Software a medida</text:p>
      <text:p text:style-name="P3"/>
      <text:p text:style-name="P3"><text:tab/>venta<text:span text:style-name="T3">x</text:span>as:</text:p>
      <text:p text:style-name="P3">- faise adaptado ao cliente e as suas necesidades.</text:p>
      <text:p text:style-name="P3">- é propiedade única do cliente.</text:p>
      <text:p text:style-name="P3">- rentabilidad a largo plazo evitando cuotas de suscripción.</text:p>
      <text:p text:style-name="P3">- <text:span text:style-name="T3">mantenimientos a medida.</text:span></text:p>
      <text:p text:style-name="P3">- <text:span text:style-name="T3">mayor seguridad de datos.</text:span></text:p>
      <text:p text:style-name="P3"/>
      <text:p text:style-name="P3"><text:tab/><text:span text:style-name="T3">Desventaxas:</text:span></text:p>
      <text:p text:style-name="P3">- <text:span text:style-name="T3">mayor coste inicial.</text:span></text:p>
      <text:p text:style-name="P3">- <text:span text:style-name="T3">necesita dun tempo de desenvolvemento.</text:span></text:p>
      <text:p text:style-name="P3">- <text:span text:style-name="T3">precisa dun tempo de desenvolvemento para corrixir erros e mellorar a súa funcionalidade.</text:span></text:p>
      <text:p text:style-name="P3"/>
      <text:p text:style-name="P3"/>
      <text:p text:style-name="P4">Software estandar</text:p>
      <text:p text:style-name="P4"/>
      <text:p text:style-name="P4"><text:tab/>ventaxas:</text:p>
      <text:p text:style-name="P4">- disposición inmediata.</text:p>
      <text:p text:style-name="P4">- mútiples funcionalidades para todo tipo de clientes.</text:p>
      <text:p text:style-name="P4">- opcións de configuración para adaptalo a un cliente en concreto.</text:p>
      <text:p text:style-name="P4">- soe ser mais barato que un sofware a medida.</text:p>
      <text:p text:style-name="P4">- menos probabilidades de erros.</text:p>
      <text:p text:style-name="P4"/>
      <text:p text:style-name="P4"><text:tab/><text:span text:style-name="T4">Desventaxas:</text:span></text:p>
      <text:p text:style-name="P4">- <text:span text:style-name="T4">funcións mais simles e xenéricas.</text:span></text:p>
      <text:p text:style-name="P4">- <text:span text:style-name="T4">menor nivel de escalabilidade.</text:span></text:p>
      <text:p text:style-name="P4"><text:soft-page-break/>- <text:span text:style-name="T4">costo a largo plazo por unha suscripción.</text:span></text:p>
      <text:p text:style-name="P20"/>
      <text:p text:style-name="P5">La tienda física y la online se comunicarán a través de una base de datos a la que las dos tiendas puedan acceder para comprobar los tipos de prendas, su disponibilidad, el crecio…</text:p>
      <text:p text:style-name="P8"/>
      <text:p text:style-name="P9"/>
      <text:p text:style-name="P9"/>
      <text:p text:style-name="P5">3.</text:p>
      <text:p text:style-name="P6">- AngularJS: desenvolve apliucacións web → frontend</text:p>
      <text:p text:style-name="P6">- PHP: <text:tab/><text:span text:style-name="T8">desenvolovemento de aplicacions web → backend</text:span></text:p>
      <text:p text:style-name="P6">- <text:span text:style-name="T5">Java: utiliza máquina virtual</text:span></text:p>
      <text:p text:style-name="P6">- <text:span text:style-name="T5">JavaScript: desenvolve aplicacións web → frontend</text:span></text:p>
      <text:p text:style-name="P6">- <text:span text:style-name="T5">Ruby: lenguaje de alto nivel e interpretado</text:span></text:p>
      <text:p text:style-name="P6">- <text:span text:style-name="T5">Python: lenguaje de alto nivel e interpretado</text:span></text:p>
      <text:p text:style-name="P6">- <text:span text:style-name="T5">Cobol: lenguaxe de alto nivel e compilado</text:span></text:p>
      <text:p text:style-name="P6">- <text:span text:style-name="T5">C: </text:span><text:span text:style-name="T6">desenvolve aplicacions de propósito xeral</text:span></text:p>
      <text:p text:style-name="P6">- <text:span text:style-name="T6">Pascal: desenvolve aplicacións de carácter xeral</text:span></text:p>
      <text:p text:style-name="P6">- <text:span text:style-name="T6">Turbo Pascal: lenguaje de alto nivel e compilado</text:span></text:p>
      <text:p text:style-name="P6">- <text:span text:style-name="T6">C++: lenguaje de alto nivel e compilado</text:span></text:p>
      <text:p text:style-name="P6">- <text:span text:style-name="T6">Objetive C: </text:span><text:span text:style-name="T7">lenguaje de alto nivel e compilado</text:span></text:p>
      <text:p text:style-name="P6">- <text:span text:style-name="T7">Visual Basic: </text:span><text:span text:style-name="T8">desenvolve applicacións de propósito xeral</text:span></text:p>
      <text:p text:style-name="P6">- <text:span text:style-name="T8">Swift: lenguaxe de alto nivel e compilado</text:span></text:p>
      <text:p text:style-name="P6">- <text:span text:style-name="T8">Ensamblador: lenguaxe de baixo nivel e </text:span><text:span text:style-name="T9">compilado</text:span></text:p>
      <text:p text:style-name="P6">- <text:span text:style-name="T9">Fortran: desenvolve aplicacions de carácter xeral</text:span></text:p>
      <text:p text:style-name="P6">- <text:span text:style-name="T9">ADA: lenguaxe de alto nivel e interpretado</text:span></text:p>
      <text:p text:style-name="P6">- <text:span text:style-name="T9">Prolog: lenguaxe de alto nivel e interpretado</text:span></text:p>
      <text:p text:style-name="P6">- <text:span text:style-name="T9">Tcl: </text:span><text:span text:style-name="T10">lenguaxe de alto nivel</text:span><text:span text:style-name="T9"> </text:span><text:span text:style-name="T10">e interpretado</text:span></text:p>
      <text:p text:style-name="P6">- <text:span text:style-name="T10">Simula: </text:span><text:span text:style-name="T11">lenguaxe de alto nivel e compilado</text:span></text:p>
      <text:p text:style-name="P6">- <text:span text:style-name="T11">Smalltalk: lenguaxe que utiliza máquina virtual</text:span></text:p>
      <text:p text:style-name="P6">- <text:span text:style-name="T11">Perl: lenguaxe de alto nivel e interpretado</text:span></text:p>
      <text:p text:style-name="P6">- <text:span text:style-name="T11">Verilog: </text:span><text:span text:style-name="T12">lenguaxe de alto nivel e compilado, ainda que non se compila igual que os lenguaxes de programación habituais, e un lenguaxe de descripción de hardware e o que fai é que primeiro se simula e logo se sintetiza</text:span></text:p>
      <text:p text:style-name="P6">- <text:span text:style-name="T12">Scala: desenvolve aplicacións de carácter xeral e é de alto nivel</text:span></text:p>
      <text:p text:style-name="P6">- <text:span text:style-name="T12">Lisp: </text:span><text:span text:style-name="T13">lenguaxe de alto nivel e pode ser tanto interpretado como compilado dependendo da implementación de lisp que estés utilizando</text:span></text:p>
      <text:p text:style-name="P6">- <text:span text:style-name="T13">Node.JS: lenguaxe de alto nivel e interpretado</text:span></text:p>
      <text:p text:style-name="P7"/>
      <text:p text:style-name="P7"/>
      <text:p text:style-name="P10">4.</text:p>
      <text:p text:style-name="P9">VB.NET é unha linguaxe de programación orientada a obxectos. Consiste nunha evolución de visual Basic pero a pesar diso non son retrocompatibles.</text:p>
      <text:p text:style-name="P9">VB.NET é unha linguaxe de alto nivel mais utilizada na actualidade que Visual Basic e a sintaxis é a mesma nos dous, o que lle fai máis facil adaptarse a alguén que sepa programar en Visual Basic.</text:p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><text:soft-page-break/>5.</text:p>
      <text:p text:style-name="P13">- Creo que Emma elexirá JavaScript como lenguaxe de programación para a <text:span text:style-name="T14">tenda online, porque é moi utilizado para crear páxinas web e tendas online, ten unha linguaxe sinxela e facil de utilizar, ten tamén numerosos frameworks.</text:span></text:p>
      <text:p text:style-name="P14">Tamén ten algunhas desventaxas, por exemplo o tempo de carga inicial da páxina web xa que o navegador ten que descargar ten que deacargar os arquivos JavaScript e tamén pode chegar a haber problemas se a cantidade de conexións simultáneas é moi grande.</text:p>
      <text:p text:style-name="P14">- <text:span text:style-name="T15">Emma é a que elixe a linguaxe de programación porque é unha das súas tarefas sendo a arquitecta de software, Andrino é o encargado de falar co cliente, entender as necesidades que ten e traducilas a especificacións técnicas.</text:span></text:p>
      <text:p text:style-name="P14"/>
      <text:p text:style-name="P14"/>
      <text:p text:style-name="P15">6.</text:p>
      <text:p text:style-name="P15">AngularJS é un framework de JavaScript que serve para creación e mantemento de plicacións web pero que sexan de unha soa páxina.</text:p>
      <text:p text:style-name="P16">Este framework adapta e amplia o HTML tradicional para ter mellor contenido dinámico.</text:p>
      <text:p text:style-name="P16">AngularJS ten unha arquitectura modelo-vista-controlador, ten Data Binding Bidireccional que permite a sincronización automática entre o modelo e a vista polo que todo cambio que se faga no modelo refléxase automáticamente na vista e viceversa, este framework tamén facilita as probas unitarias para asegurarse de que o código funciona como se espera.</text:p>
      <text:p text:style-name="P17">Modelo de funcionamiento general:</text:p>
      <text:p text:style-name="P17">1. Cando se carga a aplicación, AngularJS analiza o HTML e compila as directivas e as expresións que encontra</text:p>
      <text:p text:style-name="P17">2. Os controladores e servicios inicialízanse e configúranse</text:p>
      <text:p text:style-name="P17">3. Establecese o Data Binding Bidireccional, conectando o modelo e a vista</text:p>
      <text:p text:style-name="P17">4. Cando o usuario interactúa ca aplicación, AngularJS actualiza automáticamente o modelo e a vista segundo sexa necesario</text:p>
      <text:p text:style-name="P17">5. Si se utiliza o enrutamento, AngularJS gestiona a navegación entre diferentes vistas sen cargar a páxina.</text:p>
      <text:p text:style-name="P17"/>
      <text:p text:style-name="P17">Este enfoque permite crear aplicacións Web altamente dinámicas e responsivas, facendo máis sinxelo o proceso de desarrollo.</text:p>
      <text:p text:style-name="P16"/>
      <text:p text:style-name="P16"/>
      <text:p text:style-name="P16">7.</text:p>
      <text:p text:style-name="P18">A documentación de software é un informe que guía os desarrolladores, usuarios e outros interesados a través do uso dunha aplicación. É importante que sexa clara e completa para facilitar a colaboración e facilitar os problemas de mantement a largo plazo.</text:p>
      <text:p text:style-name="P19">Esta documentación debe incluir:</text:p>
      <text:p text:style-name="P19">- Definición xeral do proxecto de software: explicar en que consiste o sistema ou desarrollo en cuestión, cal é a idea xeral, a funcionalidade principal e os propósitos e obxectivos do desarrollo.</text:p>
      <text:p text:style-name="P19">- <text:s/>Especificación de requerimentos do proxecto: incluir o detalle dos requerimentos técnicos e xerales do mesmo, os alcances e limitacións da implementacióm realizada. Deberá aclararse se o proxecto de software forma parte dalgún sistema xa desarrollado, e de ser así, especificar si se desarrollou unha nova versión ou se é unha derivación.</text:p>
      <text:p text:style-name="P19">- Procedimentos de instalación e proba: detallar como se realiza a obtención, instalación e proba do sistema, xunto as especificacións xerais da plataforrma ou o entorno sobre o cal o software debe ser executado.</text:p>
      <text:p text:style-name="P19"/>
      <text:p text:style-name="P19"/>
      <text:p text:style-name="P19"/>
      <text:p text:style-name="P19"/>
      <text:p text:style-name="P19"><text:soft-page-break/>8.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1">TAREA</text:p>
          </table:table-cell>
          <table:table-cell table:style-name="Tabla1.A1" office:value-type="string">
            <text:p text:style-name="P21">PASO DE DESARROLLO</text:p>
          </table:table-cell>
          <table:table-cell table:style-name="Tabla1.C1" office:value-type="string">
            <text:p text:style-name="P21">ROL QUE A EXECUTA</text:p>
          </table:table-cell>
        </table:table-row>
        <table:table-row>
          <table:table-cell table:style-name="Tabla1.A2" office:value-type="string">
            <text:p text:style-name="P23">Cargar a base de datos con datos de proba</text:p>
          </table:table-cell>
          <table:table-cell table:style-name="Tabla1.A2" office:value-type="string">
            <text:p text:style-name="P23">Implementación <text:span text:style-name="T16">e documentación</text:span></text:p>
          </table:table-cell>
          <table:table-cell table:style-name="Tabla1.C2" office:value-type="string">
            <text:p text:style-name="P24">Programador</text:p>
          </table:table-cell>
        </table:table-row>
        <table:table-row>
          <table:table-cell table:style-name="Tabla1.A2" office:value-type="string">
            <text:p text:style-name="P24">Entrevista co clie<text:span text:style-name="T18">n</text:span>te para establecer requisitos</text:p>
          </table:table-cell>
          <table:table-cell table:style-name="Tabla1.A2" office:value-type="string">
            <text:p text:style-name="P24">Anális<text:span text:style-name="T17">e</text:span> do problema</text:p>
          </table:table-cell>
          <table:table-cell table:style-name="Tabla1.C2" office:value-type="string">
            <text:p text:style-name="P24">Analista de software</text:p>
          </table:table-cell>
        </table:table-row>
        <table:table-row>
          <table:table-cell table:style-name="Tabla1.A2" office:value-type="string">
            <text:p text:style-name="P24">Elección das ferramentas de desarrollo</text:p>
          </table:table-cell>
          <table:table-cell table:style-name="Tabla1.A2" office:value-type="string">
            <text:p text:style-name="P24">Diseño</text:p>
          </table:table-cell>
          <table:table-cell table:style-name="Tabla1.C2" office:value-type="string">
            <text:p text:style-name="P24">Arquitecto de software</text:p>
          </table:table-cell>
        </table:table-row>
        <table:table-row>
          <table:table-cell table:style-name="Tabla1.A2" office:value-type="string">
            <text:p text:style-name="P24">Elección d<text:span text:style-name="T18">a</text:span> l<text:span text:style-name="T18">i</text:span>nguaxe de desarrollo</text:p>
          </table:table-cell>
          <table:table-cell table:style-name="Tabla1.A2" office:value-type="string">
            <text:p text:style-name="P24">Diseño</text:p>
          </table:table-cell>
          <table:table-cell table:style-name="Tabla1.C2" office:value-type="string">
            <text:p text:style-name="P24">Arquitecto de software</text:p>
          </table:table-cell>
        </table:table-row>
        <table:table-row>
          <table:table-cell table:style-name="Tabla1.A2" office:value-type="string">
            <text:p text:style-name="P24">Pruebas unitarias</text:p>
          </table:table-cell>
          <table:table-cell table:style-name="Tabla1.A2" office:value-type="string">
            <text:p text:style-name="P25">Implementación e documentación</text:p>
          </table:table-cell>
          <table:table-cell table:style-name="Tabla1.C2" office:value-type="string">
            <text:p text:style-name="P25">Programador</text:p>
          </table:table-cell>
        </table:table-row>
        <table:table-row>
          <table:table-cell table:style-name="Tabla1.A2" office:value-type="string">
            <text:p text:style-name="P25">Probas finais</text:p>
          </table:table-cell>
          <table:table-cell table:style-name="Tabla1.A2" office:value-type="string">
            <text:p text:style-name="P25">Probas e depuración</text:p>
          </table:table-cell>
          <table:table-cell table:style-name="Tabla1.C2" office:value-type="string">
            <text:p text:style-name="P25">Tester</text:p>
          </table:table-cell>
        </table:table-row>
        <table:table-row>
          <table:table-cell table:style-name="Tabla1.A2" office:value-type="string">
            <text:p text:style-name="P25">Crear a estructura da base de datos</text:p>
          </table:table-cell>
          <table:table-cell table:style-name="Tabla1.A2" office:value-type="string">
            <text:p text:style-name="P25">Diseño</text:p>
          </table:table-cell>
          <table:table-cell table:style-name="Tabla1.C2" office:value-type="string">
            <text:p text:style-name="P25">Programador</text:p>
          </table:table-cell>
        </table:table-row>
        <table:table-row>
          <table:table-cell table:style-name="Tabla1.A2" office:value-type="string">
            <text:p text:style-name="P25">Estableceros requisitos do proxecto</text:p>
          </table:table-cell>
          <table:table-cell table:style-name="Tabla1.A2" office:value-type="string">
            <text:p text:style-name="P25">Análise do problema</text:p>
          </table:table-cell>
          <table:table-cell table:style-name="Tabla1.C2" office:value-type="string">
            <text:p text:style-name="P25">Analista de software</text:p>
          </table:table-cell>
        </table:table-row>
        <table:table-row>
          <table:table-cell table:style-name="Tabla1.A2" office:value-type="string">
            <text:p text:style-name="P25">Entrega da primeira versión do proxecto</text:p>
          </table:table-cell>
          <table:table-cell table:style-name="Tabla1.A2" office:value-type="string">
            <text:p text:style-name="P25">Explotación</text:p>
          </table:table-cell>
          <table:table-cell table:style-name="Tabla1.C2" office:value-type="string">
            <text:p text:style-name="P25">Jefe de proxecto</text:p>
          </table:table-cell>
        </table:table-row>
        <table:table-row>
          <table:table-cell table:style-name="Tabla1.A2" office:value-type="string">
            <text:p text:style-name="P25">Documentación técnica</text:p>
          </table:table-cell>
          <table:table-cell table:style-name="Tabla1.A2" office:value-type="string">
            <text:p text:style-name="P25">Implementación e documentación</text:p>
          </table:table-cell>
          <table:table-cell table:style-name="Tabla1.C2" office:value-type="string">
            <text:p text:style-name="P25">Programador</text:p>
          </table:table-cell>
        </table:table-row>
        <table:table-row>
          <table:table-cell table:style-name="Tabla1.A2" office:value-type="string">
            <text:p text:style-name="P26">Documentación de usuario</text:p>
          </table:table-cell>
          <table:table-cell table:style-name="Tabla1.A2" office:value-type="string">
            <text:p text:style-name="P26">Implementación e documenrtación</text:p>
          </table:table-cell>
          <table:table-cell table:style-name="Tabla1.C2" office:value-type="string">
            <text:p text:style-name="P26">Programador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9:17:02.451586432</meta:creation-date>
    <dc:date>2024-10-02T11:44:30.172844162</dc:date>
    <meta:editing-duration>PT4H21M3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4" meta:paragraph-count="127" meta:word-count="1203" meta:character-count="7586" meta:non-whitespace-character-count="6504"/>
  </office:meta>
</office:document-meta>
</file>